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417in" fo:margin-left="0.4104in" fo:margin-top="0in" fo:margin-bottom="0in" table:align="left"/>
    </style:style>
    <style:style style:name="Table1.A" style:family="table-column">
      <style:table-column-properties style:column-width="0.7618in"/>
    </style:style>
    <style:style style:name="Table1.B" style:family="table-column">
      <style:table-column-properties style:column-width="2.8972in"/>
    </style:style>
    <style:style style:name="Table1.C" style:family="table-column">
      <style:table-column-properties style:column-width="0.534in"/>
    </style:style>
    <style:style style:name="Table1.D" style:family="table-column">
      <style:table-column-properties style:column-width="0.6181in"/>
    </style:style>
    <style:style style:name="Table1.E" style:family="table-column">
      <style:table-column-properties style:column-width="0.5799in"/>
    </style:style>
    <style:style style:name="Table1.F" style:family="table-column">
      <style:table-column-properties style:column-width="0.6285in"/>
    </style:style>
    <style:style style:name="Table1.G" style:family="table-column">
      <style:table-column-properties style:column-width="0.6736in"/>
    </style:style>
    <style:style style:name="Table1.H" style:family="table-column">
      <style:table-column-properties style:column-width="0.7486in"/>
    </style:style>
    <style:style style:name="Table1.1" style:family="table-row">
      <style:table-row-properties style:min-row-height="0.0799in" fo:keep-together="always"/>
    </style:style>
    <style:style style:name="Table1.A1" style:family="table-cell">
      <style:table-cell-properties fo:padding-left="0in" fo:padding-right="0in" fo:padding-top="0.0396in" fo:padding-bottom="0.0396in" fo:border="none"/>
    </style:style>
    <style:style style:name="Table1.3" style:family="table-row">
      <style:table-row-properties style:min-row-height="0.1674in" fo:keep-together="always"/>
    </style:style>
    <style:style style:name="Table1.A3" style:family="table-cell">
      <style:table-cell-properties style:vertical-align="middle" fo:padding-left="0in" fo:padding-right="0in" fo:padding-top="0.0396in" fo:padding-bottom="0.0396in" fo:border="none"/>
    </style:style>
    <style:style style:name="Table1.E3" style:family="table-cell" style:data-style-name="N100">
      <style:table-cell-properties style:vertical-align="middle" fo:padding-left="0in" fo:padding-right="0in" fo:padding-top="0.0396in" fo:padding-bottom="0.0396in" fo:border="none"/>
    </style:style>
    <style:style style:name="Table1.4" style:family="table-row">
      <style:table-row-properties style:min-row-height="0.1653in" fo:keep-together="always"/>
    </style:style>
    <style:style style:name="Table1.6" style:family="table-row">
      <style:table-row-properties style:min-row-height="0.1965in" fo:keep-together="always"/>
    </style:style>
    <style:style style:name="Table1.8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9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0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1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2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3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4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6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7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P19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558a64"/>
    </style:style>
    <style:style style:name="P20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3a4e71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49b970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856943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83e264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P3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P34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P35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P36" style:family="paragraph" style:parent-style-name="Standard">
      <style:paragraph-properties fo:margin-left="0.1307in" fo:margin-right="0in" fo:margin-top="0.0311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3a4e71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8bd1c4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4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5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</style:style>
    <style:style style:name="P46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3a4e71" style:font-size-asian="8pt" style:font-weight-asian="normal" style:font-name-complex="Lucida Sans" style:font-size-complex="8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text-properties officeooo:paragraph-rsid="0049b970"/>
    </style:style>
    <style:style style:name="P50" style:family="paragraph" style:parent-style-name="Standard">
      <style:text-properties fo:font-size="2pt" style:font-size-asian="2pt" style:font-size-complex="2pt"/>
    </style:style>
    <style:style style:name="P51" style:family="paragraph" style:parent-style-name="Standard">
      <style:text-properties style:font-name="Lucida Sans" fo:font-size="12pt" style:font-size-asian="12pt" style:font-size-complex="12pt"/>
    </style:style>
    <style:style style:name="P52" style:family="paragraph" style:parent-style-name="Standard">
      <style:text-properties officeooo:paragraph-rsid="0049b970"/>
    </style:style>
    <style:style style:name="P53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5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6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P58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</style:style>
    <style:style style:name="P59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0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61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49b970" style:font-size-asian="8pt" style:font-name-complex="Lucida Sans" style:font-size-complex="8pt"/>
    </style:style>
    <style:style style:name="P62" style:family="paragraph" style:parent-style-name="Standard">
      <style:paragraph-properties fo:margin-left="0.1307in" fo:margin-right="0.0862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049b970" style:font-size-asian="8pt" style:font-name-complex="Lucida Sans" style:font-size-complex="8pt"/>
    </style:style>
    <style:style style:name="P63" style:family="paragraph" style:parent-style-name="Standard">
      <style:paragraph-properties fo:margin-left="0.1307in" fo:margin-right="0.0862in" fo:margin-top="0in" fo:margin-bottom="0in" loext:contextual-spacing="false" fo:line-height="200%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rsid="0049b970" officeooo:paragraph-rsid="0049b970" style:font-size-asian="8pt" style:font-name-complex="Lucida Sans" style:font-size-complex="8pt"/>
    </style:style>
    <style:style style:name="P64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49b970" style:font-size-asian="8pt" style:font-name-complex="Lucida Sans" style:font-size-complex="8pt"/>
    </style:style>
    <style:style style:name="P65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rsid="0049b970" officeooo:paragraph-rsid="004bfaaa" style:font-size-asian="8pt" style:font-name-complex="Lucida Sans" style:font-size-complex="8pt"/>
    </style:style>
    <style:style style:name="P66" style:family="paragraph" style:parent-style-name="Standard">
      <style:paragraph-properties fo:margin-left="0.1307in" fo:margin-right="0.0862in" fo:margin-top="0in" fo:margin-bottom="0in" loext:contextual-spacing="false" fo:line-height="2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rsid="0049b970" officeooo:paragraph-rsid="0049b970" style:font-size-asian="8pt" style:font-name-complex="Lucida Sans" style:font-size-complex="8pt"/>
    </style:style>
    <style:style style:name="P67" style:family="paragraph" style:parent-style-name="Standard">
      <style:paragraph-properties fo:margin-left="0.1307in" fo:margin-right="0.0862in" fo:margin-top="0in" fo:margin-bottom="0in" loext:contextual-spacing="false" fo:line-height="2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rsid="0049b970" officeooo:paragraph-rsid="004bfaaa" style:font-size-asian="8pt" style:font-name-complex="Lucida Sans" style:font-size-complex="8pt"/>
    </style:style>
    <style:style style:name="P68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69" style:family="paragraph" style:parent-style-name="Standard">
      <style:paragraph-properties fo:margin-left="0in" fo:margin-right="0.0862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font-name="Lucida Sans" fo:font-size="2pt" fo:letter-spacing="-0.0028in" officeooo:paragraph-rsid="0049b970" style:font-size-asian="2pt" style:font-name-complex="Lucida Sans" style:font-size-complex="2pt"/>
    </style:style>
    <style:style style:name="P70" style:family="paragraph" style:parent-style-name="Standard">
      <style:paragraph-properties fo:margin-left="0.0398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c5f761" style:font-size-asian="7pt" style:font-weight-asian="normal" style:font-name-complex="Lucida Sans" style:font-size-complex="7pt" style:font-weight-complex="normal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c5f761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rsid="00569c10" officeooo:paragraph-rsid="00c5f761" style:font-size-asian="4pt" style:font-weight-asian="normal" style:font-name-complex="Lucida Sans" style:font-size-complex="4pt" style:font-weight-complex="normal"/>
    </style:style>
    <style:style style:name="P77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c78ec1" officeooo:paragraph-rsid="00c78ec1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rsid="00569c10" officeooo:paragraph-rsid="00c48f71" style:font-size-asian="4pt" style:font-weight-asian="normal" style:font-name-complex="Lucida Sans" style:font-size-complex="4pt" style:font-weight-complex="normal"/>
    </style:style>
    <style:style style:name="P79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c48f71" style:font-size-asian="4pt" style:font-weight-asian="normal" style:font-name-complex="Lucida Sans" style:font-size-complex="4pt" style:font-weight-complex="normal"/>
    </style:style>
    <style:style style:name="P80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c48f71" style:font-size-asian="7pt" style:font-weight-asian="normal" style:font-name-complex="Lucida Sans" style:font-size-complex="7pt" style:font-weight-complex="normal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28in" fo:font-style="italic" style:font-style-asian="italic" style:font-style-complex="italic"/>
    </style:style>
    <style:style style:name="T4" style:family="text">
      <style:text-properties fo:letter-spacing="-0.0028in" fo:font-style="normal" officeooo:rsid="000f4c70" style:font-style-asian="normal" style:font-style-complex="normal"/>
    </style:style>
    <style:style style:name="T5" style:family="text">
      <style:text-properties fo:letter-spacing="-0.0028in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28in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42" style:family="text">
      <style:text-properties style:text-position="-6% 100%" fo:font-style="normal" style:font-style-asian="normal" style:font-style-complex="normal"/>
    </style:style>
    <style:style style:name="T43" style:family="text">
      <style:text-properties fo:color="#000000" fo:letter-spacing="0.0016in" fo:font-style="normal" style:font-style-asian="normal" style:font-style-complex="normal"/>
    </style:style>
    <style:style style:name="T44" style:family="text">
      <style:text-properties fo:color="#000000" fo:letter-spacing="-0.0028in" fo:font-style="normal" style:font-style-asian="normal" style:font-style-complex="normal"/>
    </style:style>
    <style:style style:name="T45" style:family="text">
      <style:text-properties fo:color="#000000" fo:letter-spacing="-0.0028in" fo:font-style="normal" officeooo:rsid="00105b3d" style:font-style-asian="normal" style:font-style-complex="normal"/>
    </style:style>
    <style:style style:name="T46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47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8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9" style:family="text">
      <style:text-properties fo:letter-spacing="-0.0047in"/>
    </style:style>
    <style:style style:name="T50" style:family="text">
      <style:text-properties fo:letter-spacing="-0.0047in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letter-spacing="-0.0047in" fo:font-style="normal" officeooo:rsid="0044122e" style:font-style-asian="normal" style:font-style-complex="normal"/>
    </style:style>
    <style:style style:name="T52" style:family="text">
      <style:text-properties fo:letter-spacing="-0.0047in" fo:font-style="normal" officeooo:rsid="003a4e71" style:font-style-asian="normal" style:font-style-complex="normal"/>
    </style:style>
    <style:style style:name="T53" style:family="text">
      <style:text-properties fo:letter-spacing="-0.0047in" fo:font-weight="bold" style:font-weight-asian="bold" style:font-weight-complex="bold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6" style:family="text">
      <style:text-properties fo:letter-spacing="-0.0055in" fo:font-weight="bold" style:font-weight-asian="bold" style:font-weight-complex="bold"/>
    </style:style>
    <style:style style:name="T57" style:family="text">
      <style:text-properties fo:letter-spacing="-0.0016in" fo:font-weight="bold" style:font-weight-asian="bold" style:font-weight-complex="bold"/>
    </style:style>
    <style:style style:name="T58" style:family="text">
      <style:text-properties fo:letter-spacing="-0.0035in"/>
    </style:style>
    <style:style style:name="T59" style:family="text">
      <style:text-properties fo:letter-spacing="-0.0063in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64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</table:table-row>
        <table:table-row table:style-name="Table1.1">
          <table:table-cell table:style-name="Table1.A1" table:number-columns-spanned="2" office:value-type="string">
            <text:p text:style-name="P65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</table:table-row>
        <table:table-row table:style-name="Table1.3">
          <table:table-cell table:style-name="Table1.A3" office:value-type="string">
            <text:p text:style-name="P69"><draw:frame draw:style-name="fr3" draw:name="image: asimage(line.product_id.image_small,size_x=50,size_y=40)" text:anchor-type="paragraph" svg:y="0.0126in" svg:width="0.4535in" svg:height="0.2591in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70"><text:text-input text:description="&lt;line.name&gt;">[9788426574091]123</text:text-input></text:p>
          </table:table-cell>
          <table:table-cell table:style-name="Table1.A3" office:value-type="string">
            <text:p text:style-name="P24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26"><text:text-input text:description="&lt;formatLang(line.report_price_unit, dp='Product Price')&gt;">9.999,50</text:text-input></text:p>
          </table:table-cell>
          <table:table-cell table:style-name="Table1.E3" office:value-type="float" office:value="0">
            <text:p text:style-name="P27"><text:text-input text:description="&lt;formatLang(line.discount)&gt;">10,5%</text:text-input></text:p>
          </table:table-cell>
          <table:table-cell table:style-name="Table1.A3" office:value-type="string">
            <text:p text:style-name="P24"><text:text-input text:description="&lt;formatLang(line.report_price_net, dp='Product Price')&gt;">9.999,50</text:text-input></text:p>
          </table:table-cell>
          <table:table-cell table:style-name="Table1.A3" office:value-type="string">
            <text:p text:style-name="P22"><text:span text:style-name="T15"><text:text-input text:description="&lt;formatLang(line.product_uom_qty)&gt;">25,45</text:text-input></text:span><text:span text:style-name="T15"><text:s/>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4"><text:text-input text:description="&lt;formatLang(line.report_price_subtotal, dp='Product Price'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66"><text:text-input text:description="&lt;/if&gt;">/if</text:text-input></text:p>
          </table:table-cell>
          <table:covered-table-cell/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E3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61"/>
          </table:table-cell>
        </table:table-row>
        <table:table-row table:style-name="Table1.4">
          <table:table-cell table:style-name="Table1.A3" table:number-columns-spanned="2" office:value-type="string">
            <text:p text:style-name="P67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E3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61"/>
          </table:table-cell>
        </table:table-row>
        <table:table-row table:style-name="Table1.6">
          <table:table-cell table:style-name="Table1.A3" table:number-columns-spanned="2" office:value-type="string">
            <text:p text:style-name="P62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23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25"><text:text-input text:description="&lt;formatLang(line.report_price_unit, dp='Product Price')&gt;">9.999,50</text:text-input></text:p>
          </table:table-cell>
          <table:table-cell table:style-name="Table1.E3" office:value-type="float" office:value="0">
            <text:p text:style-name="P27"><text:text-input text:description="&lt;formatLang(line.discount)&gt;">10,5%</text:text-input></text:p>
          </table:table-cell>
          <table:table-cell table:style-name="Table1.A3" office:value-type="string">
            <text:p text:style-name="P23"><text:text-input text:description="&lt;formatLang(line.report_price_net, dp='Product Price')&gt;">9.999,50</text:text-input></text:p>
          </table:table-cell>
          <table:table-cell table:style-name="Table1.A3" office:value-type="string">
            <text:p text:style-name="P21"><text:span text:style-name="T15"><text:text-input text:description="&lt;formatLang(line.product_uom_qty)&gt;">25,45</text:text-input></text:span><text:span text:style-name="T15"><text:s/>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3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63"><text:text-input text:description="&lt;/if&gt;">/if</text:text-input></text:p>
          </table:table-cell>
          <table:covered-table-cell/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60"/>
          </table:table-cell>
        </table:table-row>
        <table:table-row table:style-name="Table1.8">
          <table:table-cell table:style-name="Table1.A1" table:number-columns-spanned="2" office:value-type="string">
            <text:p text:style-name="P68"><text:text-input text:description="&lt;/for&gt;">End For</text:text-input></text:p>
          </table:table-cell>
          <table:covered-table-cell/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2" style:family="table-row">
      <style:table-row-properties style:min-row-height="0.2778in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0.4764in"/>
    </style:style>
    <style:style style:name="Tabla1" style:family="table">
      <style:table-properties style:width="7.4014in" fo:margin-top="0.0785in" fo:margin-bottom="0in" table:align="center"/>
    </style:style>
    <style:style style:name="Tabla1.A" style:family="table-column">
      <style:table-column-properties style:column-width="3.6944in"/>
    </style:style>
    <style:style style:name="Tabla1.B" style:family="table-column">
      <style:table-column-properties style:column-width="3.7069in"/>
    </style:style>
    <style:style style:name="Tabla1.1" style:family="table-row">
      <style:table-row-properties style:min-row-height="0.6694in"/>
    </style:style>
    <style:style style:name="Tabla1.A1" style:family="table-cell">
      <style:table-cell-properties style:vertical-align="middle" fo:padding="0in" fo:border="none"/>
    </style:style>
    <style:style style:name="Tabla2" style:family="table">
      <style:table-properties style:width="7.4014in" fo:margin-top="0.0396in" fo:margin-bottom="0in" table:align="center"/>
    </style:style>
    <style:style style:name="Tabla2.A" style:family="table-column">
      <style:table-column-properties style:column-width="3.6201in"/>
    </style:style>
    <style:style style:name="Tabla2.B" style:family="table-column">
      <style:table-column-properties style:column-width="0.5556in"/>
    </style:style>
    <style:style style:name="Tabla2.C" style:family="table-column">
      <style:table-column-properties style:column-width="0.6229in"/>
    </style:style>
    <style:style style:name="Tabla2.D" style:family="table-column">
      <style:table-column-properties style:column-width="0.5576in"/>
    </style:style>
    <style:style style:name="Tabla2.E" style:family="table-column">
      <style:table-column-properties style:column-width="0.625in"/>
    </style:style>
    <style:style style:name="Tabla2.F" style:family="table-column">
      <style:table-column-properties style:column-width="0.7007in"/>
    </style:style>
    <style:style style:name="Tabla2.G" style:family="table-column">
      <style:table-column-properties style:column-width="0.7194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2.B1" style:family="table-cell">
      <style:table-cell-properties style:vertical-align="middle" fo:padding="0in" fo:border="none"/>
    </style:style>
    <style:style style:name="Tabla2.C1" style:family="table-cell">
      <style:table-cell-properties style:vertical-align="middle" fo:padding="0in" fo:border="none"/>
    </style:style>
    <style:style style:name="Tabla2.D1" style:family="table-cell">
      <style:table-cell-properties style:vertical-align="middle" fo:padding="0in" fo:border="none"/>
    </style:style>
    <style:style style:name="Tabla2.E1" style:family="table-cell">
      <style:table-cell-properties style:vertical-align="middle" fo:padding="0in" fo:border="none"/>
    </style:style>
    <style:style style:name="Tabla2.F1" style:family="table-cell">
      <style:table-cell-properties style:vertical-align="middle" fo:padding="0in" fo:border="none"/>
    </style:style>
    <style:style style:name="Tabla2.G1" style:family="table-cell">
      <style:table-cell-properties style:vertical-align="middle" fo:padding="0in" fo:border="none"/>
    </style:style>
    <style:style style:name="Tabla6" style:family="table">
      <style:table-properties style:width="7.4021in" fo:margin-left="0.4333in" fo:margin-top="0in" fo:margin-bottom="0.3743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2153in"/>
    </style:style>
    <style:style style:name="Tabla6.B" style:family="table-column">
      <style:table-column-properties style:column-width="0.1042in"/>
    </style:style>
    <style:style style:name="Tabla6.C" style:family="table-column">
      <style:table-column-properties style:column-width="1.1806in"/>
    </style:style>
    <style:style style:name="Tabla6.D" style:family="table-column">
      <style:table-column-properties style:column-width="0.5069in"/>
    </style:style>
    <style:style style:name="Tabla6.E" style:family="table-column">
      <style:table-column-properties style:column-width="0.4903in"/>
    </style:style>
    <style:style style:name="Tabla6.F" style:family="table-column">
      <style:table-column-properties style:column-width="0.9049in"/>
    </style:style>
    <style:style style:name="Tabla6.1" style:family="table-row">
      <style:table-row-properties style:min-row-height="0.2264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C1" style:family="table-cell">
      <style:table-cell-properties style:vertical-align="middle" fo:padding="0in" fo:border="none"/>
    </style:style>
    <style:style style:name="Tabla6.2" style:family="table-row">
      <style:table-row-properties style:min-row-height="0.0382in"/>
    </style:style>
    <style:style style:name="Tabla6.C2" style:family="table-cell">
      <style:table-cell-properties fo:padding="0in" fo:border="none"/>
    </style:style>
    <style:style style:name="Tabla6.D2" style:family="table-cell">
      <style:table-cell-properties fo:padding="0in" fo:border="none"/>
    </style:style>
    <style:style style:name="Tabla6.F2" style:family="table-cell">
      <style:table-cell-properties fo:padding="0in" fo:border="none"/>
    </style:style>
    <style:style style:name="Tabla6.3" style:family="table-row">
      <style:table-row-properties style:min-row-height="0.6076in"/>
    </style:style>
    <style:style style:name="Tabla6.C3" style:family="table-cell">
      <style:table-cell-properties fo:padding="0in" fo:border="none"/>
    </style:style>
    <style:style style:name="Tabla6.D3" style:family="table-cell">
      <style:table-cell-properties fo:padding="0in" fo:border="none"/>
    </style:style>
    <style:style style:name="Tabla6.F3" style:family="table-cell">
      <style:table-cell-properties fo:padding="0in" fo:border="none"/>
    </style:style>
    <style:style style:name="Tabla6.4" style:family="table-row">
      <style:table-row-properties style:min-row-height="0.2139in"/>
    </style:style>
    <style:style style:name="Tabla6.D4" style:family="table-cell">
      <style:table-cell-properties fo:padding="0in" fo:border="none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</style:style>
    <style:style style:name="MP32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1307in" fo:margin-right="0in" fo:margin-top="0.0311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MP42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3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c78ec1" officeooo:paragraph-rsid="00c78ec1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c48f71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c48f71" style:font-size-asian="7pt" style:font-weight-asian="normal" style:font-name-complex="Lucida Sans" style:font-size-complex="7pt" style:font-weight-complex="normal"/>
    </style:style>
    <style:style style:name="MP4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rsid="00569c10" officeooo:paragraph-rsid="00c48f71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c5f761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c5f761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rsid="00569c10" officeooo:paragraph-rsid="00c5f761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28in" fo:font-style="italic" style:font-style-asian="italic" style:font-style-complex="italic"/>
    </style:style>
    <style:style style:name="MT4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7" style:family="text">
      <style:text-properties fo:letter-spacing="-0.0028in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letter-spacing="0.0016in" fo:font-style="normal" style:font-style-asian="normal" style:font-style-complex="normal"/>
    </style:style>
    <style:style style:name="MT12" style:family="text">
      <style:text-properties fo:color="#000000" fo:letter-spacing="-0.0028in" fo:font-style="normal" officeooo:rsid="00105b3d" style:font-style-asian="normal" style:font-style-complex="normal"/>
    </style:style>
    <style:style style:name="MT13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4" style:family="text">
      <style:text-properties fo:color="#000000" fo:letter-spacing="-0.0028in" fo:font-style="normal" style:font-style-asian="normal" style:font-style-complex="normal"/>
    </style:style>
    <style:style style:name="MT15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16" style:family="text">
      <style:text-properties fo:color="#221f1f" style:font-name="Lucida Sans" fo:font-size="9pt" style:font-size-asian="9pt" style:font-name-complex="Lucida Sans" style:font-size-complex="9pt"/>
    </style:style>
    <style:style style:name="MT17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1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19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MT2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style:font-size-asian="9pt" style:font-size-complex="9pt"/>
    </style:style>
    <style:style style:name="MT22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4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MT27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29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letter-spacing="-0.0047in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letter-spacing="-0.0047in" fo:font-style="normal" officeooo:rsid="0044122e" style:font-style-asian="normal" style:font-style-complex="normal"/>
    </style:style>
    <style:style style:name="MT3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7" style:family="text">
      <style:text-properties fo:letter-spacing="-0.0055in" fo:font-weight="bold" style:font-weight-asian="bold" style:font-weight-complex="bold"/>
    </style:style>
    <style:style style:name="MT38" style:family="text">
      <style:text-properties fo:letter-spacing="-0.0047in" fo:font-weight="bold" style:font-weight-asian="bold" style:font-weight-complex="bold"/>
    </style:style>
    <style:style style:name="MT39" style:family="text">
      <style:text-properties fo:letter-spacing="-0.0047in" fo:font-style="normal" officeooo:rsid="003a4e71" style:font-style-asian="normal" style:font-style-complex="normal"/>
    </style:style>
    <style:style style:name="MT40" style:family="text">
      <style:text-properties fo:letter-spacing="-0.0047in"/>
    </style:style>
    <style:style style:name="MT41" style:family="text">
      <style:text-properties fo:letter-spacing="-0.0016in" fo:font-weight="bold" style:font-weight-asian="bold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5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4" style:family="text">
      <style:text-properties fo:color="#221f1f" fo:letter-spacing="-0.0028in" fo:font-style="normal" officeooo:rsid="001c3d3e" style:font-style-asian="normal" style:font-style-complex="normal"/>
    </style:style>
    <style:style style:name="MT5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56" style:family="text">
      <style:text-properties fo:letter-spacing="-0.0028in" fo:font-style="normal" officeooo:rsid="001c3d3e" style:font-style-asian="normal" style:font-style-complex="normal"/>
    </style:style>
    <style:style style:name="MT57" style:family="text">
      <style:text-properties fo:letter-spacing="-0.0035in"/>
    </style:style>
    <style:style style:name="MT58" style:family="text">
      <style:text-properties fo:letter-spacing="-0.0063in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5307in" fo:min-width="1.1417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2"><draw:text-box fo:min-height="0.7319in" fo:min-width="2.1965in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_context.get('proforma', False) and 'PROFORMA' or o.state in ['sale','done'] and progress_title or draft_title&gt;">Presupuesto</text:text-input></text:span><text:text-input text:description="&lt;/if&gt;">/i</text:text-input><text:s/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<text:s/><text:span text:style-name="MT3"><text:text-input text:description="&lt;/if&gt;">end if</text:text-input></text:span><text:span text:style-name="MT3"><text:s/>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<text:s/>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<text:s/>- </text:span><text:span text:style-name="MT9"><text:placeholder text:placeholder-type="text">&lt;company.partner_id.state_id.name&gt;</text:placeholder></text:span><text:span text:style-name="MT9"><text:s/>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: 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18"><text:span text:style-name="MT11"><text:text-input text:description="&lt;if test=&quot;print_header&quot;&gt;">IF2</text:text-input></text:span><text:span text:style-name="MT12">Ing. Brutos</text:span>: <text:text-input text:description="&lt;company.partner_id.gross_income_number&gt;">EXENTO</text:text-input><text:span text:style-name="MT11"><text:text-input text:description="&lt;/if&gt;">&lt;/if&gt;</text:text-input></text:span></text:p>
              <text:p text:style-name="MP19"><text:span text:style-name="MT11"><text:text-input text:description="&lt;if test=&quot;print_header&quot;&gt;">IF2</text:text-input></text:span><text:span text:style-name="MT13">Inicio de actividades</text:span><text:span text:style-name="MT14">: </text:span><text:span text:style-name="MT14"><text:text-input text:description="&lt;if test=&quot;company.partner_id.start_date&quot;&gt;">If</text:text-input></text:span><text:span text:style-name="MT14"><text:text-input text:description="&lt;formatLang(company.partner_id.start_date,date='true')&gt;">DD/MM/YYYY</text:text-input></text:span><text:span text:style-name="MT14"><text:text-input text:description="&lt;/if&gt;">/if</text:text-input></text:span><text:span text:style-name="MT11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5">Cliente</text:span><text:span text:style-name="MT16">:</text:span><text:span text:style-name="MT17"> </text:span><text:span text:style-name="MT18"><text:placeholder text:placeholder-type="text">&lt;o.partner_id.commercial_partner_id.name&gt;</text:placeholder></text:span></text:p>
              <text:p text:style-name="MP22"/>
              <text:p text:style-name="MP23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2">Teléfono</text:span><text:span text:style-name="MT16">:</text:span><text:span text:style-name="MT17"> </text:span><text:span text:style-name="MT18"><text:placeholder text:placeholder-type="text">&lt;o.partner_id.commercial_partner_id.phone&gt;</text:placeholder></text:span></text:p>
              <text:p text:style-name="MP26"/>
              <text:p text:style-name="MP25"><text:span text:style-name="MT22">Mail</text:span><text:span text:style-name="MT16">:</text:span><text:span text:style-name="MT17"> </text:span><text:span text:style-name="MT18"><text:placeholder text:placeholder-type="text">&lt;o.partner_id.commercial_partner_id.email&gt;</text:placeholder></text:span></text:p>
              <text:p text:style-name="MP27"/>
              <text:p text:style-name="MP28"><text:span text:style-name="MT23"><text:placeholder text:placeholder-type="text">&lt;if test="o.partner_id.parent_id"&gt;</text:placeholder></text:span><text:span text:style-name="MT24">Enviar a</text:span><text:span text:style-name="MT18">: </text:span><text:span text:style-name="MT18"><text:placeholder text:placeholder-type="text">&lt;o.partner_id.name&gt;</text:placeholder></text:span><text:span text:style-name="MT18"><text:s/>- </text:span><text:span text:style-name="MT25"><text:placeholder text:placeholder-type="text">&lt;partner_address(o.partner_id)&gt;</text:placeholder></text:span><text:span text:style-name="MT18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6">Cond IVA</text:span><text:span text:style-name="MT16">:</text:span><text:span text:style-name="MT17"> </text:span><text:span text:style-name="MT18"><text:placeholder text:placeholder-type="text">&lt;o.partner_id.commercial_partner_id.afip_responsability_type_id.name&gt;</text:placeholder></text:span></text:p>
              <text:p text:style-name="MP30"><text:span text:style-name="MT27"><text:text-input text:description="&lt;o.partner_id.commercial_partner_id.main_id_category_id.code&gt;">CUIT</text:text-input></text:span><text:span text:style-name="MT28">:</text:span><text:span text:style-name="MT29"> </text:span><text:span text:style-name="MT29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0">Cond. Venta</text:span><text:span text:style-name="MT31">:</text:span><text:span text:style-name="MT32"> </text:span><text:span text:style-name="MT33"><text:text-input text:description="&lt;o.payment_term_id.name&gt;">30/60/90 días fin de mes</text:text-input></text:span></text:p>
              <text:p text:style-name="MP32"><text:span text:style-name="MT34"><text:placeholder text:placeholder-type="text">&lt;if test="print_validity"&gt;</text:placeholder></text:span><text:span text:style-name="MT35">Válido Hasta</text:span>: <text:span text:style-name="MT36"><text:text-input text:description="&lt;formatLang(o.validity_date,date=True)&gt;">fecha</text:text-input></text:span><text:span text:style-name="MT37"><text:s/></text:span><text:span text:style-name="MT38"><text:placeholder text:placeholder-type="text">&lt;/if&gt;</text:placeholder></text:span></text:p>
              <text:p text:style-name="MP33"><text:span text:style-name="MT39">Referencia</text:span><text:span text:style-name="MT40">:</text:span><text:span text:style-name="MT41"> </text:span><text:span text:style-name="MT42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5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  <text:p text:style-name="MP35"><text:span text:style-name="MT44">Doc. Origen</text:span><text:span text:style-name="MT49">:</text:span><text:span text:style-name="MT50"> </text:span><text:span text:style-name="MT4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1"><text:text-input text:description="&lt;if test=&quot;o.vat_discriminated&quot;&gt;">If vat discriminated</text:text-input></text:span>%<text:span text:style-name="MT52">I.V.A.</text:span><text:span text:style-name="MT53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2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4">OBSERVACIONES</text:span>: <text:span text:style-name="MT55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6">SUB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2" table:number-columns-spanned="2" office:value-type="string">
              <text:p text:style-name="MP43">Base</text:p>
            </table:table-cell>
            <table:covered-table-cell/>
            <table:table-cell table:style-name="Tabla6.F2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for each=&quot;line in o.amount_by_group&quot;&gt;">For each line</text:text-input></text:p>
              <text:p text:style-name="MP46"><text:text-input text:description="&lt;line[0]&gt;">IVA 21%</text:text-input></text:p>
              <text:p text:style-name="MP47"><text:text-input text:description="&lt;/for&gt;">End For</text:text-input></text:p>
            </table:table-cell>
            <table:table-cell table:style-name="Tabla6.D3" table:number-columns-spanned="2" office:value-type="string">
              <text:p text:style-name="MP48"><text:text-input text:description="&lt;for each=&quot;line in o.amount_by_group&quot;&gt;">For each line</text:text-input></text:p>
              <text:p text:style-name="MP49"><text:text-input text:description="&lt;formatLang(line[2])&gt;">200,5</text:text-input></text:p>
              <text:p text:style-name="MP50"><text:text-input text:description="&lt;/for&gt;">End For</text:text-input></text:p>
            </table:table-cell>
            <table:covered-table-cell/>
            <table:table-cell table:style-name="Tabla6.F3" office:value-type="string">
              <text:p text:style-name="MP51"><text:text-input text:description="&lt;for each=&quot;line in o.amount_by_group&quot;&gt;">For each line</text:text-input></text:p>
              <text:p text:style-name="MP52"><text:text-input text:description="&lt;formatLang(line[1]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0"><text:span text:style-name="MT56">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4"/>
            </table:table-cell>
            <table:table-cell table:style-name="Tabla6.C1" office:value-type="string">
              <text:p text:style-name="MP41"><text:text-input text:description="&lt;formatLang(o.amount_total)&gt;">99.999,99</text:text-input></text:p>
            </table:table-cell>
          </table:table-row>
        </table:table>
        <text:p text:style-name="MP5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8-14T12:24:52.454680101</dc:date>
    <meta:editing-duration>P2DT3M43S</meta:editing-duration>
    <meta:editing-cycles>410</meta:editing-cycles>
    <meta:generator>LibreOffice/6.0.7.3$Linux_X86_64 LibreOffice_project/00m0$Build-3</meta:generator>
    <meta:document-statistic meta:table-count="6" meta:image-count="0" meta:object-count="0" meta:page-count="1" meta:paragraph-count="79" meta:word-count="326" meta:character-count="1809" meta:non-whitespace-character-count="1718"/>
  </office:meta>
</office:document-meta>
</file>